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weight="normal"/>
    </style:style>
    <style:style style:name="P2" style:family="paragraph" style:parent-style-name="Text_20_body" style:list-style-name="L1">
      <style:paragraph-properties fo:margin-top="0in" fo:margin-bottom="0in" loext:contextual-spacing="false"/>
      <style:text-properties fo:font-weight="normal"/>
    </style:style>
    <style:style style:name="T1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76586680" text:style-name="L1">
        <text:list-item>
          <text:p text:style-name="P2">une partie qui explique tout le site : choix du design, comment le code a été fait, choix des éléments, pourquoi la page a telle structure, choix des sous-parties </text:p>
          <text:list>
            <text:list-item>
              <text:p text:style-name="P2">s'il y a plusieurs LPs, c'est aussi très bien d'expliquer les choix des structures pour chaque LP </text:p>
            </text:list-item>
          </text:list>
        </text:list-item>
        <text:list-item>
          <text:p text:style-name="P2">l'acquisition : ce qui a été fait, comment cela a été fait, quelle était la cible </text:p>
        </text:list-item>
        <text:list-item>
          <text:p text:style-name="P2">les metrics : le plus de stats que vous pouvez mettre (taux de conversion, nombre de visites, toussa toussa </text:p>
        </text:list-item>
        <text:list-item>
          <text:p text:style-name="P1">pistes d'amélioration : l'avantage de la technique <text:span text:style-name="T1">agile</text:span>, est que l'on peut itérer très rapidement, à condition de savoir ce qui a marché et ce qui n'a pas marché. Dans cette partie, vous allez expliquer les enseignements que vous avez eus avec les metrics : des trucs qui marchaient, des trucs qui marchaient moins bien, ce que vous aurez fait si vous aviez une deuxième journée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2:34:35.746648419</meta:creation-date>
    <dc:date>2018-11-14T12:34:51.843499501</dc:date>
    <meta:editing-duration>PT20S</meta:editing-duration>
    <meta:editing-cycles>1</meta:editing-cycles>
    <meta:document-statistic meta:table-count="0" meta:image-count="0" meta:object-count="0" meta:page-count="1" meta:paragraph-count="5" meta:word-count="152" meta:character-count="836" meta:non-whitespace-character-count="689"/>
    <meta:generator>LibreOffice/6.0.6.2$Linux_X86_64 LibreOffice_project/00m0$Build-2</meta:generator>
  </office:meta>
</office:document-meta>
</file>